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4000000C8519EE85E029B03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d7002" officeooo:paragraph-rsid="001d7002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Standard"/>
      <text:p text:style-name="Standard"><draw:frame draw:style-name="fr1" draw:name="Image1" text:anchor-type="char" svg:x="3.099cm" svg:y="0.82cm" svg:width="10.751cm" svg:height="8.269cm" draw:z-index="0"><draw:image xlink:href="Pictures/1000020100000104000000C8519EE85E029B03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9:32:57.556897809</meta:creation-date>
    <dc:date>2020-12-05T19:34:55.514132789</dc:date>
    <meta:editing-duration>PT1M58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